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GB" style:text-underline-style="solid" style:text-underline-width="auto" style:text-underline-color="font-color" fo:font-weight="bold" officeooo:rsid="003554f6" officeooo:paragraph-rsid="00169df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" style:family="paragraph" style:parent-style-name="Standard">
      <style:text-properties fo:font-size="12pt" fo:language="en" fo:country="GB" style:text-underline-style="solid" style:text-underline-width="auto" style:text-underline-color="font-color" fo:font-weight="bold" officeooo:rsid="00169df3" officeooo:paragraph-rsid="00169df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" style:family="paragraph" style:parent-style-name="Standard">
      <style:text-properties fo:font-size="12pt" fo:language="en" fo:country="GB" style:text-underline-style="solid" style:text-underline-width="auto" style:text-underline-color="font-color" fo:font-weight="normal" officeooo:rsid="0017b552" officeooo:paragraph-rsid="0017b55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text-properties fo:font-size="12pt" fo:language="en" fo:country="GB" style:text-underline-style="none" fo:font-weight="normal" officeooo:rsid="003554f6" officeooo:paragraph-rsid="00169df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text-properties fo:font-size="12pt" fo:language="en" fo:country="GB" style:text-underline-style="none" fo:font-weight="normal" officeooo:rsid="00169df3" officeooo:paragraph-rsid="00169df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fo:font-size="12pt" fo:language="en" fo:country="GB" style:text-underline-style="none" fo:font-weight="normal" officeooo:rsid="0017b552" officeooo:paragraph-rsid="0017b55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fo:font-size="11pt" fo:language="en" fo:country="GB" style:text-underline-style="none" fo:font-weight="normal" officeooo:rsid="0010d32e" officeooo:paragraph-rsid="0017b552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officeooo:rsid="0006696f"/>
    </style:style>
    <style:style style:name="T2" style:family="text">
      <style:text-properties fo:font-variant="normal" fo:text-transform="none" fo:color="#202122" fo:letter-spacing="normal"/>
    </style:style>
    <style:style style:name="T3" style:family="text">
      <style:text-properties fo:font-variant="normal" fo:text-transform="none" fo:color="#202122" fo:letter-spacing="normal" officeooo:rsid="0036c0a4"/>
    </style:style>
    <style:style style:name="T4" style:family="text">
      <style:text-properties fo:font-variant="normal" fo:text-transform="none" fo:color="#202122" fo:letter-spacing="normal" officeooo:rsid="0017b5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</text:span>ode:</text:p>
      <text:p text:style-name="P4"/>
      <text:p text:style-name="P5">let number = 102;</text:p>
      <text:p text:style-name="P5"/>
      <text:p text:style-name="P5">console.log('If your number is greater than 100, it will be divided by 2.');</text:p>
      <text:p text:style-name="P5">console.log('If your number is less than 100, it will be multiplied by 3.');</text:p>
      <text:p text:style-name="P5">console.log('If your number is equal to 100, it will be multiplied by 4.');</text:p>
      <text:p text:style-name="P5">console.log();</text:p>
      <text:p text:style-name="P5"/>
      <text:p text:style-name="P5">if (number === 100) {</text:p>
      <text:p text:style-name="P5"><text:s text:c="4"/>console.log('Your number is: (',number,') This is equal to 100.');</text:p>
      <text:p text:style-name="P5"><text:s text:c="4"/>console.log('(',number,') multiplied by 4 is: ',(number * 4));</text:p>
      <text:p text:style-name="P5">} else if (number &lt; 100) {</text:p>
      <text:p text:style-name="P5"><text:s text:c="4"/>console.log('Your number is: (',number,') This is less than 100.');</text:p>
      <text:p text:style-name="P5"><text:s text:c="4"/>console.log('(',number,') multiplied by 3 is: ',(number * 3));</text:p>
      <text:p text:style-name="P5">} else {</text:p>
      <text:p text:style-name="P5"><text:s text:c="4"/>console.log('Your number is: (',number,') This is greater than 100.');</text:p>
      <text:p text:style-name="P5"><text:s text:c="4"/>console.log('(',number,') divided by 2 is: ',(number / 2));</text:p>
      <text:p text:style-name="P5">}</text:p>
      <text:p text:style-name="P5"/>
      <text:p text:style-name="P3">Output:</text:p>
      <text:p text:style-name="P3"/>
      <text:p text:style-name="P6">If your number is greater than 100, it will be divided by 2.</text:p>
      <text:p text:style-name="P6">If your number is less than 100, it will be multiplied by 3.</text:p>
      <text:p text:style-name="P6">If your number is equal to 100, it will be multiplied by 4.</text:p>
      <text:p text:style-name="P6"/>
      <text:p text:style-name="P6">Your number is: ( 102 ) This is greater than 100.</text:p>
      <text:p text:style-name="P6">( 102 ) divided by 2 is: <text:s/>51</text:p>
      <text:p text:style-name="P4"/>
      <text:p text:style-name="P2">Explanation:</text:p>
      <text:p text:style-name="P2"/>
      <text:p text:style-name="P7"><text:span text:style-name="T2">– </text:span><text:span text:style-name="T3">Line #</text:span><text:span text:style-name="T4">1 creates the variable 'number' and assigns it a value of 102.</text:span></text:p>
      <text:p text:style-name="P7"><text:span text:style-name="T2">– </text:span><text:span text:style-name="T3">Line</text:span><text:span text:style-name="T4">s</text:span><text:span text:style-name="T3"> #</text:span><text:span text:style-name="T4">3 – 6 print the contents of the if statement.</text:span></text:p>
      <text:p text:style-name="P7"><text:span text:style-name="T4">– </text:span><text:span text:style-name="T3">Line</text:span><text:span text:style-name="T4">s</text:span><text:span text:style-name="T3"> #</text:span><text:span text:style-name="T4">8 – 10 are an if statement. If the variable 'number' is equal to 100, it is multiplied by 4. The output is then printed.</text:span></text:p>
      <text:p text:style-name="P7"><text:span text:style-name="T4">– </text:span><text:span text:style-name="T3">Line</text:span><text:span text:style-name="T4">s</text:span><text:span text:style-name="T3"> #</text:span><text:span text:style-name="T4">11 – 13 is an else-if statement. If the variable 'number' is less than 100, it is multiplied by 3. The output is then printed.</text:span></text:p>
      <text:p text:style-name="P7"><text:span text:style-name="T4">– </text:span><text:span text:style-name="T3">Line</text:span><text:span text:style-name="T4">s</text:span><text:span text:style-name="T3"> #</text:span><text:span text:style-name="T4">14 – 16 is an else statement. If neither of the above criteria are met, variable 'number' is divided by 2. The output is then prin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7S</meta:editing-duration>
    <meta:editing-cycles>4</meta:editing-cycles>
    <meta:generator>LibreOffice/5.0.4.2$Windows_x86 LibreOffice_project/2b9802c1994aa0b7dc6079e128979269cf95bc78</meta:generator>
    <dc:date>2022-07-06T02:41:58.261000000</dc:date>
    <meta:document-statistic meta:table-count="0" meta:image-count="0" meta:object-count="0" meta:page-count="1" meta:paragraph-count="28" meta:word-count="271" meta:character-count="1535" meta:non-whitespace-character-count="1258"/>
    <meta:user-defined meta:name="Info 1"/>
    <meta:user-defined meta:name="Info 2"/>
    <meta:user-defined meta:name="Info 3"/>
    <meta:user-defined meta:name="Info 4"/>
  </office:meta>
</office:document-meta>
</file>